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2" style:family="table-cell" style:parent-style-name="Default" style:data-style-name="N36"/>
    <style:style style:name="ce13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6" style:family="table-cell" style:parent-style-name="Default" style:data-style-name="N36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7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3" table:default-cell-style-name="ce15"/>
        <table:table-column table:style-name="co4" table:default-cell-style-name="ce20"/>
        <table:table-column table:style-name="co3" table:default-cell-style-name="ce24"/>
        <table:table-row table:style-name="ro1">
          <table:table-cell table:style-name="ce1" office:value-type="string" calcext:value-type="string" table:number-columns-spanned="4" table:number-rows-spanned="1">
            <text:p>Week</text:p>
          </table:table-cell>
          <table:covered-table-cell table:style-name="ce5"/>
          <table:covered-table-cell table:style-name="ce9"/>
          <table:covered-table-cell table:style-name="ce13"/>
          <table:table-cell table:style-name="ce18" office:value-type="string" calcext:value-type="string" table:number-columns-spanned="2" table:number-rows-spanned="1">
            <text:p>Team member</text:p>
          </table:table-cell>
          <table:covered-table-cell table:style-name="ce2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ISO</text:p>
          </table:table-cell>
          <table:table-cell table:style-name="ce6" office:value-type="string" calcext:value-type="string">
            <text:p>Start date</text:p>
          </table:table-cell>
          <table:table-cell table:style-name="ce14" office:value-type="string" calcext:value-type="string">
            <text:p>End date</text:p>
          </table:table-cell>
          <table:table-cell table:style-name="ce19" office:value-type="string" calcext:value-type="string">
            <text:p>Jose Pires</text:p>
          </table:table-cell>
          <table:table-cell table:style-name="ce23" office:value-type="string" calcext:value-type="string">
            <text:p>Hugo Frei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WEEKNUM([.C3])" office:value-type="float" office:value="43" calcext:value-type="float">
            <text:p>43</text:p>
          </table:table-cell>
          <table:table-cell office:value-type="date" office:date-value="2021-10-17" calcext:value-type="date">
            <text:p>17-10-2021</text:p>
          </table:table-cell>
          <table:table-cell table:formula="of:=[.C3]+6" office:value-type="date" office:date-value="2021-10-23" calcext:value-type="date">
            <text:p>23-10-202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WEEKNUM([.C4])" office:value-type="float" office:value="44" calcext:value-type="float">
            <text:p>44</text:p>
          </table:table-cell>
          <table:table-cell table:formula="of:=[.C3]+7" office:value-type="date" office:date-value="2021-10-24" calcext:value-type="date">
            <text:p>24-10-2021</text:p>
          </table:table-cell>
          <table:table-cell table:formula="of:=[.C4]+6" office:value-type="date" office:date-value="2021-10-30" calcext:value-type="date">
            <text:p>30-10-2021</text:p>
          </table:table-cell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WEEKNUM([.C5])" office:value-type="float" office:value="45" calcext:value-type="float">
            <text:p>45</text:p>
          </table:table-cell>
          <table:table-cell table:formula="of:=[.C4]+7" office:value-type="date" office:date-value="2021-10-31" calcext:value-type="date">
            <text:p>31-10-2021</text:p>
          </table:table-cell>
          <table:table-cell table:formula="of:=[.C5]+6" office:value-type="date" office:date-value="2021-11-06" calcext:value-type="date">
            <text:p>06-11-2021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WEEKNUM([.C6])" office:value-type="float" office:value="46" calcext:value-type="float">
            <text:p>46</text:p>
          </table:table-cell>
          <table:table-cell table:formula="of:=[.C5]+7" office:value-type="date" office:date-value="2021-11-07" calcext:value-type="date">
            <text:p>07-11-2021</text:p>
          </table:table-cell>
          <table:table-cell table:formula="of:=[.C6]+6" office:value-type="date" office:date-value="2021-11-13" calcext:value-type="date">
            <text:p>13-11-2021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WEEKNUM([.C7])" office:value-type="float" office:value="47" calcext:value-type="float">
            <text:p>47</text:p>
          </table:table-cell>
          <table:table-cell table:formula="of:=[.C6]+7" office:value-type="date" office:date-value="2021-11-14" calcext:value-type="date">
            <text:p>14-11-2021</text:p>
          </table:table-cell>
          <table:table-cell table:formula="of:=[.C7]+6" office:value-type="date" office:date-value="2021-11-20" calcext:value-type="date">
            <text:p>20-11-2021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WEEKNUM([.C8])" office:value-type="float" office:value="48" calcext:value-type="float">
            <text:p>48</text:p>
          </table:table-cell>
          <table:table-cell table:formula="of:=[.C7]+7" office:value-type="date" office:date-value="2021-11-21" calcext:value-type="date">
            <text:p>21-11-2021</text:p>
          </table:table-cell>
          <table:table-cell table:formula="of:=[.C8]+6" office:value-type="date" office:date-value="2021-11-27" calcext:value-type="date">
            <text:p>27-11-2021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WEEKNUM([.C9])" office:value-type="float" office:value="49" calcext:value-type="float">
            <text:p>49</text:p>
          </table:table-cell>
          <table:table-cell table:formula="of:=[.C8]+7" office:value-type="date" office:date-value="2021-11-28" calcext:value-type="date">
            <text:p>28-11-2021</text:p>
          </table:table-cell>
          <table:table-cell table:formula="of:=[.C9]+6" office:value-type="date" office:date-value="2021-12-04" calcext:value-type="date">
            <text:p>04-12-2021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WEEKNUM([.C10])" office:value-type="float" office:value="50" calcext:value-type="float">
            <text:p>50</text:p>
          </table:table-cell>
          <table:table-cell table:formula="of:=[.C9]+7" office:value-type="date" office:date-value="2021-12-05" calcext:value-type="date">
            <text:p>05-12-2021</text:p>
          </table:table-cell>
          <table:table-cell table:formula="of:=[.C10]+6" office:value-type="date" office:date-value="2021-12-11" calcext:value-type="date">
            <text:p>11-12-2021</text:p>
          </table:table-cell>
          <table:table-cell table:number-columns-repeated="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WEEKNUM([.C11])" office:value-type="float" office:value="51" calcext:value-type="float">
            <text:p>51</text:p>
          </table:table-cell>
          <table:table-cell table:formula="of:=[.C10]+7" office:value-type="date" office:date-value="2021-12-12" calcext:value-type="date">
            <text:p>12-12-2021</text:p>
          </table:table-cell>
          <table:table-cell table:formula="of:=[.C11]+6" office:value-type="date" office:date-value="2021-12-18" calcext:value-type="date">
            <text:p>18-12-2021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WEEKNUM([.C12])" office:value-type="float" office:value="52" calcext:value-type="float">
            <text:p>52</text:p>
          </table:table-cell>
          <table:table-cell table:formula="of:=[.C11]+7" office:value-type="date" office:date-value="2021-12-19" calcext:value-type="date">
            <text:p>19-12-2021</text:p>
          </table:table-cell>
          <table:table-cell table:formula="of:=[.C12]+6" office:value-type="date" office:date-value="2021-12-25" calcext:value-type="date">
            <text:p>25-12-2021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WEEKNUM([.C13])" office:value-type="float" office:value="1" calcext:value-type="float">
            <text:p>1</text:p>
          </table:table-cell>
          <table:table-cell table:formula="of:=[.C12]+7" office:value-type="date" office:date-value="2021-12-26" calcext:value-type="date">
            <text:p>26-12-2021</text:p>
          </table:table-cell>
          <table:table-cell table:formula="of:=[.C13]+6" office:value-type="date" office:date-value="2022-01-01" calcext:value-type="date">
            <text:p>01-01-2022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WEEKNUM([.C14])" office:value-type="float" office:value="2" calcext:value-type="float">
            <text:p>2</text:p>
          </table:table-cell>
          <table:table-cell table:formula="of:=[.C13]+7" office:value-type="date" office:date-value="2022-01-02" calcext:value-type="date">
            <text:p>02-01-2022</text:p>
          </table:table-cell>
          <table:table-cell table:formula="of:=[.C14]+6" office:value-type="date" office:date-value="2022-01-08" calcext:value-type="date">
            <text:p>08-01-2022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WEEKNUM([.C15])" office:value-type="float" office:value="3" calcext:value-type="float">
            <text:p>3</text:p>
          </table:table-cell>
          <table:table-cell table:formula="of:=[.C14]+7" office:value-type="date" office:date-value="2022-01-09" calcext:value-type="date">
            <text:p>09-01-2022</text:p>
          </table:table-cell>
          <table:table-cell table:formula="of:=[.C15]+6" office:value-type="date" office:date-value="2022-01-15" calcext:value-type="date">
            <text:p>15-01-2022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WEEKNUM([.C16])" office:value-type="float" office:value="4" calcext:value-type="float">
            <text:p>4</text:p>
          </table:table-cell>
          <table:table-cell table:formula="of:=[.C15]+7" office:value-type="date" office:date-value="2022-01-16" calcext:value-type="date">
            <text:p>16-01-2022</text:p>
          </table:table-cell>
          <table:table-cell table:formula="of:=[.C16]+6" office:value-type="date" office:date-value="2022-01-22" calcext:value-type="date">
            <text:p>22-01-2022</text:p>
          </table:table-cell>
          <table:table-cell table:number-columns-repeated="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WEEKNUM([.C17])" office:value-type="float" office:value="5" calcext:value-type="float">
            <text:p>5</text:p>
          </table:table-cell>
          <table:table-cell table:formula="of:=[.C16]+7" office:value-type="date" office:date-value="2022-01-23" calcext:value-type="date">
            <text:p>23-01-2022</text:p>
          </table:table-cell>
          <table:table-cell table:formula="of:=[.C17]+6" office:value-type="date" office:date-value="2022-01-29" calcext:value-type="date">
            <text:p>29-01-2022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WEEKNUM([.C18])" office:value-type="float" office:value="6" calcext:value-type="float">
            <text:p>6</text:p>
          </table:table-cell>
          <table:table-cell table:formula="of:=[.C17]+7" office:value-type="date" office:date-value="2022-01-30" calcext:value-type="date">
            <text:p>30-01-2022</text:p>
          </table:table-cell>
          <table:table-cell table:formula="of:=[.C18]+6" office:value-type="date" office:date-value="2022-02-05" calcext:value-type="date">
            <text:p>05-02-20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WEEKNUM([.C19])" office:value-type="float" office:value="7" calcext:value-type="float">
            <text:p>7</text:p>
          </table:table-cell>
          <table:table-cell table:formula="of:=[.C18]+7" office:value-type="date" office:date-value="2022-02-06" calcext:value-type="date">
            <text:p>06-02-2022</text:p>
          </table:table-cell>
          <table:table-cell table:formula="of:=[.C19]+6" office:value-type="date" office:date-value="2022-02-12" calcext:value-type="date">
            <text:p>12-02-2022</text:p>
          </table:table-cell>
          <table:table-cell table:number-columns-repeated="2"/>
        </table:table-row>
        <table:table-row table:style-name="ro1">
          <table:table-cell table:style-name="ce4" table:formula="of:=[.A19]+1" office:value-type="float" office:value="18" calcext:value-type="float">
            <text:p>18</text:p>
          </table:table-cell>
          <table:table-cell table:style-name="ce8" table:formula="of:=WEEKNUM([.C20])" office:value-type="float" office:value="8" calcext:value-type="float">
            <text:p>8</text:p>
          </table:table-cell>
          <table:table-cell table:style-name="ce11" table:formula="of:=[.C19]+7" office:value-type="date" office:date-value="2022-02-13" calcext:value-type="date">
            <text:p>13-02-2022</text:p>
          </table:table-cell>
          <table:table-cell table:style-name="ce16" table:formula="of:=[.C20]+6" office:value-type="date" office:date-value="2022-02-19" calcext:value-type="date">
            <text:p>19-02-2022</text:p>
          </table:table-cell>
          <table:table-cell table:style-name="ce21"/>
          <table:table-cell table:style-name="ce25"/>
        </table:table-row>
        <table:table-row table:style-name="ro1">
          <table:table-cell table:style-name="Default" table:number-columns-repeated="2"/>
          <table:table-cell table:style-name="ce12"/>
          <table:table-cell table:style-name="ce17" office:value-type="string" calcext:value-type="string">
            <text:p>Totals</text:p>
          </table:table-cell>
          <table:table-cell table:style-name="ce17" table:formula="of:=SUM([.E3:.E20])" office:value-type="float" office:value="28" calcext:value-type="float">
            <text:p>28</text:p>
          </table:table-cell>
          <table:table-cell table:style-name="ce17" table:formula="of:=SUM([.F3:.F20])" office:value-type="float" office:value="0" calcext:value-type="float">
            <text:p>0</text:p>
          </table:table-cell>
        </table:table-row>
        <table:table-row table:style-name="ro1" table:number-rows-repeated="11">
          <table:table-cell table:style-name="Default" table:number-columns-repeated="2"/>
          <table:table-cell table:style-name="ce12"/>
          <table:table-cell table:style-name="Default" table:number-columns-repeated="3"/>
        </table:table-row>
        <table:table-row table:style-name="ro2">
          <table:table-cell table:style-name="Default" table:number-columns-repeated="2"/>
          <table:table-cell table:style-name="ce1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00:24:53.667799120</meta:creation-date>
    <dc:date>2021-10-25T00:41:08.749067305</dc:date>
    <meta:editing-duration>PT5M43S</meta:editing-duration>
    <meta:editing-cycles>2</meta:editing-cycles>
    <meta:generator>LibreOffice/6.4.7.2$Linux_X86_64 LibreOffice_project/40$Build-2</meta:generator>
    <meta:document-statistic meta:table-count="1" meta:cell-count="84" meta:object-count="0"/>
  </office:meta>
</office:document-meta>
</file>